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war in Stuttgar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/>
          <table:table-cell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string">
            <text:p>carst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string">
            <text:p>christia</text:p>
          </table:table-cell>
          <table:table-cell office:value-type="string">
            <text:p>Wieners?</text:p>
          </table:table-cell>
          <table:table-cell office:value-type="string">
            <text:p>christian.wieners@kit.edu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3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christop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 (Oxford)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/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/>
          <table:table-cell office:value-type="float" office:value="574">
            <text:p>574</text:p>
          </table:table-cell>
          <table:table-cell table:number-columns-repeated="3"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juerg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3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o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ax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?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3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 table:number-columns-repeated="3"/>
        </table:table-row>
        <table:table-row table:style-name="ro5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.00.0000</text:date>, <text:time style:data-style-name="N2" text:time-value="0000-00-00T21:45: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6T18:52:58</dc:date>
    <meta:editing-duration>P2DT21H33M</meta:editing-duration>
    <meta:editing-cycles>22</meta:editing-cycles>
    <meta:document-statistic meta:table-count="1" meta:cell-count="139" meta:object-count="0"/>
  </office:meta>
</office:document-meta>
</file>